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ce9178" loext:opacity="100%" style:font-name="Consolas" fo:font-size="10.5pt" fo:font-weight="normal"/>
    </style:style>
    <style:style style:name="T5" style:family="text">
      <style:text-properties fo:color="#b5cea8" loext:opacity="100%"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 Contenedor principal: dos columnas (tabla izquierda + formulario derecha) */</text:p>
      <text:p text:style-name="P2"><text:span text:style-name="T1">.alta-ingreso-container</text:span> {</text:p>
      <text:p text:style-name="P3">  <text:span text:style-name="T2">display</text:span><text:span text:style-name="T3">: </text:span><text:span text:style-name="T4">flex</text:span><text:span text:style-name="T3">;</text:span></text:p>
      <text:p text:style-name="P3">  <text:span text:style-name="T2">gap</text:span><text:span text:style-name="T3">: </text:span><text:span text:style-name="T5">20px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max-width</text:span><text:span text:style-name="T3">: </text:span><text:span text:style-name="T5">1200px</text:span><text:span text:style-name="T3">;</text:span></text:p>
      <text:p text:style-name="P3">  <text:span text:style-name="T2">margin</text:span><text:span text:style-name="T3">: </text:span><text:span text:style-name="T5">30px</text:span><text:span text:style-name="T3"> </text:span><text:span text:style-name="T4">auto</text:span><text:span text:style-name="T3">;</text:span></text:p>
      <text:p text:style-name="P3">  <text:span text:style-name="T2">flex-wrap</text:span><text:span text:style-name="T3">: </text:span><text:span text:style-name="T4">wrap</text:span><text:span text:style-name="T3">;</text:span></text:p>
      <text:p text:style-name="P2">}</text:p>
      <text:p text:style-name="P4"/>
      <text:p text:style-name="P1">/* Título principal centrado */</text:p>
      <text:p text:style-name="P2"><text:span text:style-name="T1">.titulo-principal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2rem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margin-bottom</text:span><text:span text:style-name="T3">: </text:span><text:span text:style-name="T5">20px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1">/* Columna izquierda: lista de ingresos */</text:p>
      <text:p text:style-name="P2"><text:span text:style-name="T1">.lista-ingresos</text:span> {</text:p>
      <text:p text:style-name="P3">  <text:span text:style-name="T2">flex</text:span><text:span text:style-name="T3">: </text:span><text:span text:style-name="T5">1</text:span><text:span text:style-name="T3">;</text:span></text:p>
      <text:p text:style-name="P3">  <text:span text:style-name="T2">min-width</text:span><text:span text:style-name="T3">: </text:span><text:span text:style-name="T5">300px</text:span><text:span text:style-name="T3">;</text:span></text:p>
      <text:p text:style-name="P3">  <text:span text:style-name="T2">background-color</text:span><text:span text:style-name="T3">: </text:span><text:span text:style-name="T4">#ffffff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2">}</text:p>
      <text:p text:style-name="P4"/>
      <text:p text:style-name="P1">/* Títulos secundarios */</text:p>
      <text:p text:style-name="P2"><text:span text:style-name="T1">.lista-ingresos</text:span> <text:span text:style-name="T1">h2</text:span>,</text:p>
      <text:p text:style-name="P2"><text:span text:style-name="T1">.formulario-ingreso</text:span> <text:span text:style-name="T1">h2</text:span> {</text:p>
      <text:p text:style-name="P3">  <text:span text:style-name="T2">margin-bottom</text:span><text:span text:style-name="T3">: </text:span><text:span text:style-name="T5">20px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1.4rem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1">/* Tabla de ingresos */</text:p>
      <text:p text:style-name="P2"><text:span text:style-name="T1">.lista-ingresos</text:span> <text:span text:style-name="T1">table</text:span>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order-collapse</text:span><text:span text:style-name="T3">: </text:span><text:span text:style-name="T4">collapse</text:span><text:span text:style-name="T3">;</text:span></text:p>
      <text:p text:style-name="P3">  <text:span text:style-name="T2">background-color</text:span><text:span text:style-name="T3">: </text:span><text:span text:style-name="T4">#fff</text:span><text:span text:style-name="T3">;</text:span></text:p>
      <text:p text:style-name="P3">  <text:span text:style-name="T2">border-radius</text:span><text:span text:style-name="T3">: </text:span><text:span text:style-name="T5">8px</text:span><text:span text:style-name="T3">;</text:span></text:p>
      <text:p text:style-name="P3">  <text:span text:style-name="T2">overflow</text:span><text:span text:style-name="T3">: </text:span><text:span text:style-name="T4">hidden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2px</text:span><text:span text:style-name="T3"> </text:span><text:span text:style-name="T5">6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08</text:span><text:span text:style-name="T3">);</text:span></text:p>
      <text:p text:style-name="P2">}</text:p>
      <text:p text:style-name="P4"/>
      <text:p text:style-name="P2"><text:soft-page-break/><text:span text:style-name="T1">.lista-ingresos</text:span> <text:span text:style-name="T1">th</text:span>,</text:p>
      <text:p text:style-name="P2"><text:span text:style-name="T1">.lista-ingresos</text:span> <text:span text:style-name="T1">td</text:span> {</text:p>
      <text:p text:style-name="P3">  <text:span text:style-name="T2">padding</text:span><text:span text:style-name="T3">: </text:span><text:span text:style-name="T5">12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dd</text:span><text:span text:style-name="T3">;</text:span></text:p>
      <text:p text:style-name="P3">  <text:span text:style-name="T2">text-align</text:span><text:span text:style-name="T3">: </text:span><text:span text:style-name="T4">center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2">}</text:p>
      <text:p text:style-name="P4"/>
      <text:p text:style-name="P2"><text:span text:style-name="T1">.lista-ingresos</text:span> <text:span text:style-name="T1">th</text:span> {</text:p>
      <text:p text:style-name="P3">  <text:span text:style-name="T2">background-color</text:span><text:span text:style-name="T3">: </text:span><text:span text:style-name="T4">#f8f9fa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2">}</text:p>
      <text:p text:style-name="P4"/>
      <text:p text:style-name="P1">/* Botones dentro de la tabla */</text:p>
      <text:p text:style-name="P2"><text:span text:style-name="T1">.acciones</text:span> <text:span text:style-name="T1">button</text:span> {</text:p>
      <text:p text:style-name="P3">  <text:span text:style-name="T2">margin</text:span><text:span text:style-name="T3">: </text:span><text:span text:style-name="T5">2px</text:span><text:span text:style-name="T3">;</text:span></text:p>
      <text:p text:style-name="P3">  <text:span text:style-name="T2">padding</text:span><text:span text:style-name="T3">: </text:span><text:span text:style-name="T5">6px</text:span><text:span text:style-name="T3"> </text:span><text:span text:style-name="T5">12px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0.85rem</text:span><text:span text:style-name="T3">;</text:span></text:p>
      <text:p text:style-name="P2">}</text:p>
      <text:p text:style-name="P4"/>
      <text:p text:style-name="P2"><text:span text:style-name="T1">.acciones</text:span> <text:span text:style-name="T1">button:first-child</text:span> {</text:p>
      <text:p text:style-name="P3">  <text:span text:style-name="T2">background-color</text:span><text:span text:style-name="T3">: </text:span><text:span text:style-name="T4">#3399ff</text:span><text:span text:style-name="T3">;</text:span></text:p>
      <text:p text:style-name="P3">  <text:span text:style-name="T2">color</text:span><text:span text:style-name="T3">: </text:span><text:span text:style-name="T4">#fff</text:span><text:span text:style-name="T3">;</text:span></text:p>
      <text:p text:style-name="P2">}</text:p>
      <text:p text:style-name="P4"/>
      <text:p text:style-name="P2"><text:span text:style-name="T1">.acciones</text:span> <text:span text:style-name="T1">button:first-child:hover</text:span> {</text:p>
      <text:p text:style-name="P3">  <text:span text:style-name="T2">background-color</text:span><text:span text:style-name="T3">: </text:span><text:span text:style-name="T4">#0077cc</text:span><text:span text:style-name="T3">;</text:span></text:p>
      <text:p text:style-name="P2">}</text:p>
      <text:p text:style-name="P4"/>
      <text:p text:style-name="P2"><text:span text:style-name="T1">.acciones</text:span> <text:span text:style-name="T1">button:last-child</text:span> {</text:p>
      <text:p text:style-name="P3">  <text:span text:style-name="T2">background-color</text:span><text:span text:style-name="T3">: </text:span><text:span text:style-name="T4">#ff4d4d</text:span><text:span text:style-name="T3">;</text:span></text:p>
      <text:p text:style-name="P3">  <text:span text:style-name="T2">color</text:span><text:span text:style-name="T3">: </text:span><text:span text:style-name="T4">#fff</text:span><text:span text:style-name="T3">;</text:span></text:p>
      <text:p text:style-name="P2">}</text:p>
      <text:p text:style-name="P4"/>
      <text:p text:style-name="P2"><text:span text:style-name="T1">.acciones</text:span> <text:span text:style-name="T1">button:last-child:hover</text:span> {</text:p>
      <text:p text:style-name="P3">  <text:span text:style-name="T2">background-color</text:span><text:span text:style-name="T3">: </text:span><text:span text:style-name="T4">#cc0000</text:span><text:span text:style-name="T3">;</text:span></text:p>
      <text:p text:style-name="P2">}</text:p>
      <text:p text:style-name="P4"/>
      <text:p text:style-name="P1">/* Columna derecha: formulario */</text:p>
      <text:p text:style-name="P2"><text:span text:style-name="T1">.formulario-ingreso</text:span> {</text:p>
      <text:p text:style-name="P3">  <text:span text:style-name="T2">flex</text:span><text:span text:style-name="T3">: </text:span><text:span text:style-name="T5">0.5</text:span><text:span text:style-name="T3">;</text:span></text:p>
      <text:p text:style-name="P3">  <text:span text:style-name="T2">min-width</text:span><text:span text:style-name="T3">: </text:span><text:span text:style-name="T5">250px</text:span><text:span text:style-name="T3">;</text:span></text:p>
      <text:p text:style-name="P3">  <text:span text:style-name="T2">background-color</text:span><text:span text:style-name="T3">: </text:span><text:span text:style-name="T4">#ffffff</text:span><text:span text:style-name="T3">;</text:span></text:p>
      <text:p text:style-name="P3">  <text:span text:style-name="T2">padding</text:span><text:span text:style-name="T3">: </text:span><text:span text:style-name="T5">20px</text:span><text:span text:style-name="T3">;</text:span></text:p>
      <text:p text:style-name="P3">  <text:span text:style-name="T2">border-radius</text:span><text:span text:style-name="T3">: </text:span><text:span text:style-name="T5">12px</text:span><text:span text:style-name="T3">;</text:span></text:p>
      <text:p text:style-name="P3">  <text:span text:style-name="T2">box-shadow</text:span><text:span text:style-name="T3">: </text:span><text:span text:style-name="T5">0</text:span><text:span text:style-name="T3"> </text:span><text:span text:style-name="T5">4px</text:span><text:span text:style-name="T3"> </text:span><text:span text:style-name="T5">12px</text:span><text:span text:style-name="T3"> </text:span><text:span text:style-name="T6">rgba</text:span><text:span text:style-name="T3">(</text:span><text:span text:style-name="T5">0</text:span><text:span text:style-name="T3">, </text:span><text:span text:style-name="T5">0</text:span><text:span text:style-name="T3">, </text:span><text:span text:style-name="T5">0</text:span><text:span text:style-name="T3">, </text:span><text:span text:style-name="T5">0.1</text:span><text:span text:style-name="T3">)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dee2e6</text:span><text:span text:style-name="T3">;</text:span></text:p>
      <text:p text:style-name="P2">}</text:p>
      <text:p text:style-name="P4"><text:soft-page-break/></text:p>
      <text:p text:style-name="P1">/* Campos del formulario */</text:p>
      <text:p text:style-name="P2"><text:span text:style-name="T1">.formulario-ingreso</text:span> <text:span text:style-name="T1">form</text:span> <text:span text:style-name="T1">div</text:span> {</text:p>
      <text:p text:style-name="P3">  <text:span text:style-name="T2">margin-bottom</text:span><text:span text:style-name="T3">: </text:span><text:span text:style-name="T5">15px</text:span><text:span text:style-name="T3">;</text:span></text:p>
      <text:p text:style-name="P2">}</text:p>
      <text:p text:style-name="P4"/>
      <text:p text:style-name="P2"><text:span text:style-name="T1">.formulario-ingreso</text:span> <text:span text:style-name="T1">label</text:span> {</text:p>
      <text:p text:style-name="P3">  <text:span text:style-name="T2">display</text:span><text:span text:style-name="T3">: </text:span><text:span text:style-name="T4">block</text:span><text:span text:style-name="T3">;</text:span></text:p>
      <text:p text:style-name="P3">  <text:span text:style-name="T2">margin-bottom</text:span><text:span text:style-name="T3">: </text:span><text:span text:style-name="T5">6px</text:span><text:span text:style-name="T3">;</text:span></text:p>
      <text:p text:style-name="P3">  <text:span text:style-name="T2">font-weight</text:span><text:span text:style-name="T3">: </text:span><text:span text:style-name="T4">bold</text:span><text:span text:style-name="T3">;</text:span></text:p>
      <text:p text:style-name="P3">  <text:span text:style-name="T2">font-size</text:span><text:span text:style-name="T3">: </text:span><text:span text:style-name="T5">0.95rem</text:span><text:span text:style-name="T3">;</text:span></text:p>
      <text:p text:style-name="P3">  <text:span text:style-name="T2">color</text:span><text:span text:style-name="T3">: </text:span><text:span text:style-name="T4">#333</text:span><text:span text:style-name="T3">;</text:span></text:p>
      <text:p text:style-name="P2">}</text:p>
      <text:p text:style-name="P4"/>
      <text:p text:style-name="P2"><text:span text:style-name="T1">.formulario-ingreso</text:span> <text:span text:style-name="T1">input</text:span>[<text:span text:style-name="T7">type</text:span><text:span text:style-name="T8">=</text:span><text:span text:style-name="T9">"text"</text:span>],</text:p>
      <text:p text:style-name="P2"><text:span text:style-name="T1">.formulario-ingreso</text:span> <text:span text:style-name="T1">input</text:span>[<text:span text:style-name="T7">type</text:span><text:span text:style-name="T8">=</text:span><text:span text:style-name="T9">"number"</text:span>],</text:p>
      <text:p text:style-name="P2"><text:span text:style-name="T1">.formulario-ingreso</text:span> <text:span text:style-name="T1">input</text:span>[<text:span text:style-name="T7">type</text:span><text:span text:style-name="T8">=</text:span><text:span text:style-name="T9">"date"</text:span>] {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padding</text:span><text:span text:style-name="T3">: </text:span><text:span text:style-name="T5">10px</text:span><text:span text:style-name="T3">;</text:span></text:p>
      <text:p text:style-name="P3">  <text:span text:style-name="T2">border</text:span><text:span text:style-name="T3">: </text:span><text:span text:style-name="T5">1px</text:span><text:span text:style-name="T3"> </text:span><text:span text:style-name="T4">solid</text:span><text:span text:style-name="T3"> </text:span><text:span text:style-name="T4">#ccc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1">/* Botón principal del formulario */</text:p>
      <text:p text:style-name="P2"><text:span text:style-name="T1">.formulario-ingreso</text:span> <text:span text:style-name="T1">button</text:span> {</text:p>
      <text:p text:style-name="P3">  <text:span text:style-name="T2">margin-top</text:span><text:span text:style-name="T3">: </text:span><text:span text:style-name="T5">10px</text:span><text:span text:style-name="T3">;</text:span></text:p>
      <text:p text:style-name="P3">  <text:span text:style-name="T2">padding</text:span><text:span text:style-name="T3">: </text:span><text:span text:style-name="T5">12px</text:span><text:span text:style-name="T3">;</text:span></text:p>
      <text:p text:style-name="P3">  <text:span text:style-name="T2">width</text:span><text:span text:style-name="T3">: </text:span><text:span text:style-name="T5">100%</text:span><text:span text:style-name="T3">;</text:span></text:p>
      <text:p text:style-name="P3">  <text:span text:style-name="T2">background-color</text:span><text:span text:style-name="T3">: </text:span><text:span text:style-name="T4">#0088fe</text:span><text:span text:style-name="T3">;</text:span></text:p>
      <text:p text:style-name="P3">  <text:span text:style-name="T2">color</text:span><text:span text:style-name="T3">: </text:span><text:span text:style-name="T4">white</text:span><text:span text:style-name="T3">;</text:span></text:p>
      <text:p text:style-name="P3">  <text:span text:style-name="T2">border</text:span><text:span text:style-name="T3">: </text:span><text:span text:style-name="T4">none</text:span><text:span text:style-name="T3">;</text:span></text:p>
      <text:p text:style-name="P3">  <text:span text:style-name="T2">border-radius</text:span><text:span text:style-name="T3">: </text:span><text:span text:style-name="T5">6px</text:span><text:span text:style-name="T3">;</text:span></text:p>
      <text:p text:style-name="P3">  <text:span text:style-name="T2">cursor</text:span><text:span text:style-name="T3">: </text:span><text:span text:style-name="T4">pointer</text:span><text:span text:style-name="T3">;</text:span></text:p>
      <text:p text:style-name="P3">  <text:span text:style-name="T2">font-size</text:span><text:span text:style-name="T3">: </text:span><text:span text:style-name="T5">1rem</text:span><text:span text:style-name="T3">;</text:span></text:p>
      <text:p text:style-name="P2">}</text:p>
      <text:p text:style-name="P4"/>
      <text:p text:style-name="P2"><text:span text:style-name="T1">.formulario-ingreso</text:span> <text:span text:style-name="T1">button:hover</text:span> {</text:p>
      <text:p text:style-name="P3">  <text:span text:style-name="T2">background-color</text:span><text:span text:style-name="T3">: </text:span><text:span text:style-name="T4">#006fcb</text:span><text:span text:style-name="T3">;</text:span></text:p>
      <text:p text:style-name="P2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6:31:39.224638900</meta:creation-date>
    <dc:date>2025-08-29T16:31:42.686555500</dc:date>
    <meta:editing-duration>PT3S</meta:editing-duration>
    <meta:editing-cycles>1</meta:editing-cycles>
    <meta:document-statistic meta:table-count="0" meta:image-count="0" meta:object-count="0" meta:page-count="3" meta:paragraph-count="125" meta:word-count="312" meta:character-count="2516" meta:non-whitespace-character-count="2177"/>
    <meta:generator>LibreOffice/25.2.5.2$Windows_X86_64 LibreOffice_project/03d19516eb2e1dd5d4ccd751a0d6f35f35e08022</meta:generator>
  </office:meta>
</office:document-meta>
</file>